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StaticInitTransformer.AddStaticInitTransformer( Method classIn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StaticInitTransform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